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setCite( String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q( String element , Element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q( Element element , Element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q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.setCite( Element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q( String element , String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q( Element element , String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q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